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38715E2AD5D.png" manifest:media-type=""/>
  <manifest:file-entry manifest:full-path="Pictures/10000201000001E2000002D47BD2FE9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d10b" officeooo:paragraph-rsid="0011d10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1d10b" officeooo:paragraph-rsid="0011d10b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ogramme der Firmware</text:p>
      <text:p text:style-name="P1"/>
      <text:p text:style-name="P1"><draw:frame draw:style-name="fr1" draw:name="Grafik1" text:anchor-type="paragraph" svg:width="12.753cm" svg:height="19.156cm" draw:z-index="0"><draw:image xlink:href="Pictures/10000201000001E2000002D47BD2FE94.png" xlink:type="simple" xlink:show="embed" xlink:actuate="onLoad"/></draw:frame></text:p>
      <text:p text:style-name="P2"><draw:frame draw:style-name="fr2" draw:name="Grafik2" text:anchor-type="paragraph" svg:x="0.004cm" svg:y="0.118cm" svg:width="16.85cm" svg:height="25.522cm" draw:z-index="1"><draw:image xlink:href="Pictures/10000201000002730000038715E2AD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horsten Kattanek</meta:initial-creator>
    <meta:creation-date>2013-07-30T22:17:12</meta:creation-date>
    <dc:date>2013-08-01T10:53:11</dc:date>
    <dc:creator>Thorsten Kattanek</dc:creator>
    <meta:editing-duration>P0D</meta:editing-duration>
    <meta:editing-cycles>3</meta:editing-cycles>
    <meta:generator>LibreOffice/3.6$Linux_X86_64 LibreOffice_project/360m1$Build-304</meta:generator>
    <meta:document-statistic meta:table-count="0" meta:image-count="2" meta:object-count="0" meta:page-count="2" meta:paragraph-count="1" meta:word-count="3" meta:character-count="26" meta:non-whitespace-character-count="24"/>
  </office:meta>
</office:document-meta>
</file>